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125in" style:rel-column-width="12851*"/>
    </style:style>
    <style:style style:name="Table1.B" style:family="table-column">
      <style:table-column-properties style:column-width="2.4375in" style:rel-column-width="23866*"/>
    </style:style>
    <style:style style:name="Table1.C" style:family="table-column">
      <style:table-column-properties style:column-width="1.5in" style:rel-column-width="14687*"/>
    </style:style>
    <style:style style:name="Table1.D" style:family="table-column">
      <style:table-column-properties style:column-width="1.4431in" style:rel-column-width="14131*"/>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9556in" style:rel-column-width="1376*"/>
    </style:style>
    <style:style style:name="Table2.B" style:family="table-column">
      <style:table-column-properties style:column-width="0.6069in" style:rel-column-width="874*"/>
    </style:style>
    <style:style style:name="Table2.C" style:family="table-column">
      <style:table-column-properties style:column-width="0.75in" style:rel-column-width="1080*"/>
    </style:style>
    <style:style style:name="Table2.D" style:family="table-column">
      <style:table-column-properties style:column-width="0.6875in" style:rel-column-width="990*"/>
    </style:style>
    <style:style style:name="Table2.E" style:family="table-column">
      <style:table-column-properties style:column-width="1.5in" style:rel-column-width="2160*"/>
    </style:style>
    <style:style style:name="Table2.G" style:family="table-column">
      <style:table-column-properties style:column-width="1.4431in" style:rel-column-width="207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ba4cc" officeooo:paragraph-rsid="001ba4cc"/>
    </style:style>
    <style:style style:name="P2" style:family="paragraph" style:parent-style-name="Standard">
      <style:text-properties officeooo:rsid="001e80f9" officeooo:paragraph-rsid="001e80f9"/>
    </style:style>
    <style:style style:name="P3" style:family="paragraph" style:parent-style-name="Standard">
      <style:text-properties officeooo:rsid="001e942a" officeooo:paragraph-rsid="001e942a"/>
    </style:style>
    <style:style style:name="P4" style:family="paragraph" style:parent-style-name="Standard">
      <style:text-properties officeooo:rsid="001f9c06" officeooo:paragraph-rsid="001f9c06"/>
    </style:style>
    <style:style style:name="P5" style:family="paragraph" style:parent-style-name="Standard">
      <style:text-properties officeooo:rsid="0022b732" officeooo:paragraph-rsid="0022b732"/>
    </style:style>
    <style:style style:name="P6" style:family="paragraph" style:parent-style-name="Standard">
      <style:text-properties officeooo:rsid="0026cc87" officeooo:paragraph-rsid="0026cc87"/>
    </style:style>
    <style:style style:name="P7" style:family="paragraph" style:parent-style-name="Table_20_Contents">
      <style:paragraph-properties fo:text-align="center" style:justify-single-word="false"/>
      <style:text-properties officeooo:rsid="001e80f9" officeooo:paragraph-rsid="001e80f9"/>
    </style:style>
    <style:style style:name="P8" style:family="paragraph" style:parent-style-name="Table_20_Contents">
      <style:text-properties fo:font-weight="bold" officeooo:rsid="001e80f9" officeooo:paragraph-rsid="001e80f9" style:font-weight-asian="bold" style:font-weight-complex="bold"/>
    </style:style>
    <style:style style:name="P9" style:family="paragraph" style:parent-style-name="Table_20_Contents">
      <style:paragraph-properties fo:text-align="center" style:justify-single-word="false"/>
      <style:text-properties fo:font-weight="bold" officeooo:rsid="001e80f9" officeooo:paragraph-rsid="001e80f9" style:font-weight-asian="bold" style:font-weight-complex="bold"/>
    </style:style>
    <style:style style:name="P10" style:family="paragraph" style:parent-style-name="Table_20_Contents">
      <style:text-properties style:text-position="0% 100%" fo:font-weight="bold" officeooo:rsid="001e80f9" officeooo:paragraph-rsid="001e80f9" style:font-weight-asian="bold" style:font-weight-complex="bold"/>
    </style:style>
    <style:style style:name="P11" style:family="paragraph" style:parent-style-name="Table_20_Contents">
      <style:text-properties style:text-position="0% 100%" fo:font-weight="bold" officeooo:rsid="001e80f9" officeooo:paragraph-rsid="00210bac" style:font-weight-asian="bold" style:font-weight-complex="bold"/>
    </style:style>
    <style:style style:name="P12" style:family="paragraph" style:parent-style-name="Table_20_Contents">
      <style:text-properties style:text-position="0% 100%" fo:font-weight="normal" officeooo:rsid="002577dc" officeooo:paragraph-rsid="002577dc" style:font-weight-asian="normal" style:font-weight-complex="normal"/>
    </style:style>
    <style:style style:name="P13" style:family="paragraph" style:parent-style-name="Table_20_Contents">
      <style:text-properties officeooo:paragraph-rsid="001ec300"/>
    </style:style>
    <style:style style:name="P14" style:family="paragraph" style:parent-style-name="Table_20_Contents">
      <style:text-properties officeooo:rsid="00244103" officeooo:paragraph-rsid="00244103"/>
    </style:style>
    <style:style style:name="P15" style:family="paragraph" style:parent-style-name="Standard">
      <style:text-properties style:text-position="0% 100%" fo:font-weight="normal" officeooo:rsid="001e942a" officeooo:paragraph-rsid="001e942a" style:font-weight-asian="normal" style:font-weight-complex="normal"/>
    </style:style>
    <style:style style:name="P16" style:family="paragraph" style:parent-style-name="Standard">
      <style:text-properties style:text-position="0% 100%" fo:font-weight="normal" officeooo:rsid="003552d4" officeooo:paragraph-rsid="003552d4" style:font-weight-asian="normal" style:font-weight-complex="normal"/>
    </style:style>
    <style:style style:name="P17" style:family="paragraph" style:parent-style-name="Standard">
      <style:paragraph-properties fo:text-align="center" style:justify-single-word="false"/>
      <style:text-properties style:text-position="0% 100%" fo:font-style="italic" officeooo:rsid="003003f6" officeooo:paragraph-rsid="003003f6" style:font-style-asian="italic" style:font-style-complex="italic"/>
    </style:style>
    <style:style style:name="P18" style:family="paragraph" style:parent-style-name="Standard">
      <style:text-properties style:text-position="sub 58%" fo:font-weight="bold" officeooo:rsid="001e942a" officeooo:paragraph-rsid="001e942a" style:font-weight-asian="bold" style:font-weight-complex="bold"/>
    </style:style>
    <style:style style:name="P19" style:family="paragraph" style:parent-style-name="Standard">
      <style:text-properties officeooo:rsid="00180a42" officeooo:paragraph-rsid="0016ad0b"/>
    </style:style>
    <style:style style:name="P20" style:family="paragraph" style:parent-style-name="Standard">
      <style:paragraph-properties fo:text-align="center" style:justify-single-word="false"/>
      <style:text-properties fo:font-weight="bold" officeooo:rsid="00180a42" officeooo:paragraph-rsid="003003f6" style:font-weight-asian="bold" style:font-weight-complex="bold"/>
    </style:style>
    <style:style style:name="P21" style:family="paragraph" style:parent-style-name="Standard">
      <style:paragraph-properties fo:text-align="center" style:justify-single-word="false"/>
      <style:text-properties fo:font-weight="bold" officeooo:rsid="003003f6" officeooo:paragraph-rsid="003003f6" style:font-weight-asian="bold" style:font-weight-complex="bold"/>
    </style:style>
    <style:style style:name="P22" style:family="paragraph" style:parent-style-name="Standard">
      <style:text-properties officeooo:rsid="0031054b" officeooo:paragraph-rsid="0031054b"/>
    </style:style>
    <style:style style:name="P23" style:family="paragraph" style:parent-style-name="Standard">
      <style:text-properties fo:font-style="normal" officeooo:rsid="0031054b" officeooo:paragraph-rsid="0031054b" style:font-style-asian="normal" style:font-style-complex="normal"/>
    </style:style>
    <style:style style:name="P24" style:family="paragraph" style:parent-style-name="Standard">
      <style:text-properties fo:font-style="normal" officeooo:rsid="0031e017" officeooo:paragraph-rsid="00320985" style:font-style-asian="normal" style:font-style-complex="normal"/>
    </style:style>
    <style:style style:name="P25" style:family="paragraph" style:parent-style-name="Standard">
      <style:text-properties fo:font-style="normal" officeooo:rsid="0032753a" officeooo:paragraph-rsid="0032753a" style:font-style-asian="normal" style:font-style-complex="normal"/>
    </style:style>
    <style:style style:name="P26" style:family="paragraph" style:parent-style-name="Standard">
      <style:paragraph-properties fo:text-align="center" style:justify-single-word="false"/>
      <style:text-properties fo:font-style="italic" officeooo:rsid="003003f6" officeooo:paragraph-rsid="003003f6" style:font-style-asian="italic" style:font-style-complex="italic"/>
    </style:style>
    <style:style style:name="P27" style:family="paragraph" style:parent-style-name="Standard">
      <style:paragraph-properties fo:text-align="center" style:justify-single-word="false"/>
      <style:text-properties fo:font-style="italic" officeooo:rsid="00335e5a" officeooo:paragraph-rsid="00335e5a" style:font-style-asian="italic" style:font-style-complex="italic"/>
    </style:style>
    <style:style style:name="P28" style:family="paragraph" style:parent-style-name="Standard">
      <style:text-properties officeooo:rsid="001ba4cc" officeooo:paragraph-rsid="00180a42"/>
    </style:style>
    <style:style style:name="P29" style:family="paragraph" style:parent-style-name="Standard">
      <style:text-properties officeooo:rsid="0032753a" officeooo:paragraph-rsid="0032753a"/>
    </style:style>
    <style:style style:name="P30" style:family="paragraph" style:parent-style-name="Standard">
      <style:text-properties officeooo:rsid="001e80f9" officeooo:paragraph-rsid="001e80f9"/>
    </style:style>
    <style:style style:name="P31" style:family="paragraph" style:parent-style-name="Standard">
      <style:text-properties officeooo:rsid="001f9c06" officeooo:paragraph-rsid="00335e5a"/>
    </style:style>
    <style:style style:name="P32" style:family="paragraph" style:parent-style-name="Standard">
      <style:text-properties officeooo:rsid="001e942a" officeooo:paragraph-rsid="0034fa15"/>
    </style:style>
    <style:style style:name="P33" style:family="paragraph" style:parent-style-name="Standard">
      <style:text-properties officeooo:rsid="001e942a" officeooo:paragraph-rsid="001e942a"/>
    </style:style>
    <style:style style:name="P34" style:family="paragraph" style:parent-style-name="Standard">
      <style:text-properties officeooo:rsid="001e942a" officeooo:paragraph-rsid="001e80f9"/>
    </style:style>
    <style:style style:name="P35" style:family="paragraph" style:parent-style-name="Standard">
      <style:text-properties officeooo:rsid="001e942a" officeooo:paragraph-rsid="00293024"/>
    </style:style>
    <style:style style:name="P36" style:family="paragraph" style:parent-style-name="Standard">
      <style:text-properties officeooo:rsid="001e942a" officeooo:paragraph-rsid="0040b6b4"/>
    </style:style>
    <style:style style:name="P37" style:family="paragraph" style:parent-style-name="Standard">
      <style:text-properties officeooo:rsid="0036aff2" officeooo:paragraph-rsid="0036aff2"/>
    </style:style>
    <style:style style:name="P38" style:family="paragraph" style:parent-style-name="Standard">
      <style:text-properties officeooo:rsid="0022b732" officeooo:paragraph-rsid="0036aff2"/>
    </style:style>
    <style:style style:name="P39" style:family="paragraph" style:parent-style-name="Standard">
      <style:text-properties officeooo:rsid="0037ca9f" officeooo:paragraph-rsid="0037ca9f"/>
    </style:style>
    <style:style style:name="P40" style:family="paragraph" style:parent-style-name="Standard">
      <style:text-properties officeooo:rsid="0026cc87" officeooo:paragraph-rsid="0026cc87"/>
    </style:style>
    <style:style style:name="P41" style:family="paragraph" style:parent-style-name="Standard">
      <style:text-properties officeooo:rsid="00293024" officeooo:paragraph-rsid="00293024"/>
    </style:style>
    <style:style style:name="P42" style:family="paragraph" style:parent-style-name="Standard">
      <style:text-properties officeooo:rsid="00388311" officeooo:paragraph-rsid="00388311"/>
    </style:style>
    <style:style style:name="P43" style:family="paragraph" style:parent-style-name="Standard">
      <style:text-properties officeooo:rsid="00397522" officeooo:paragraph-rsid="003eea39"/>
    </style:style>
    <style:style style:name="P44" style:family="paragraph" style:parent-style-name="Standard">
      <style:text-properties officeooo:rsid="003c86a8" officeooo:paragraph-rsid="0026cc87"/>
    </style:style>
    <style:style style:name="P45" style:family="paragraph" style:parent-style-name="Standard">
      <style:text-properties officeooo:rsid="003c86a8" officeooo:paragraph-rsid="003d9358"/>
    </style:style>
    <style:style style:name="P46" style:family="paragraph" style:parent-style-name="Standard">
      <style:text-properties officeooo:rsid="003d9358" officeooo:paragraph-rsid="003d9358"/>
    </style:style>
    <style:style style:name="P47" style:family="paragraph" style:parent-style-name="Standard">
      <style:text-properties officeooo:rsid="003eea39" officeooo:paragraph-rsid="004424b2"/>
    </style:style>
    <style:style style:name="P48" style:family="paragraph" style:parent-style-name="Standard">
      <style:text-properties officeooo:rsid="0040b6b4" officeooo:paragraph-rsid="0040b6b4"/>
    </style:style>
    <style:style style:name="P49" style:family="paragraph" style:parent-style-name="Standard">
      <style:text-properties officeooo:rsid="0040b6b4" officeooo:paragraph-rsid="004424b2"/>
    </style:style>
    <style:style style:name="P50" style:family="paragraph" style:parent-style-name="Header">
      <style:text-properties fo:font-style="italic" style:font-style-asian="italic" style:font-style-complex="italic"/>
    </style:style>
    <style:style style:name="P51" style:family="paragraph" style:parent-style-name="Table_20_Contents">
      <style:paragraph-properties fo:text-align="center" style:justify-single-word="false"/>
      <style:text-properties officeooo:rsid="003003f6" officeooo:paragraph-rsid="003003f6"/>
    </style:style>
    <style:style style:name="P52" style:family="paragraph" style:parent-style-name="Table_20_Contents">
      <style:paragraph-properties fo:text-align="center" style:justify-single-word="false"/>
      <style:text-properties fo:font-weight="bold" officeooo:rsid="001e80f9" officeooo:paragraph-rsid="001e80f9" style:font-weight-asian="bold" style:font-weight-complex="bold"/>
    </style:style>
    <style:style style:name="P53" style:family="paragraph" style:parent-style-name="Table_20_Contents">
      <style:paragraph-properties fo:text-align="center" style:justify-single-word="false"/>
      <style:text-properties fo:font-style="italic" fo:font-weight="normal" officeooo:rsid="003003f6" officeooo:paragraph-rsid="003003f6" style:font-style-asian="italic" style:font-weight-asian="normal" style:font-style-complex="italic" style:font-weight-complex="normal"/>
    </style:style>
    <style:style style:name="P54" style:family="paragraph" style:parent-style-name="Table_20_Contents">
      <style:text-properties officeooo:rsid="0034fa15" officeooo:paragraph-rsid="0034fa15"/>
    </style:style>
    <style:style style:name="P55" style:family="paragraph" style:parent-style-name="Table_20_Contents">
      <style:text-properties style:text-position="0% 100%" fo:font-weight="normal" officeooo:rsid="002577dc" officeooo:paragraph-rsid="002577dc" style:font-weight-asian="normal" style:font-weight-complex="normal"/>
    </style:style>
    <style:style style:name="T1" style:family="text">
      <style:text-properties fo:font-style="italic" officeooo:rsid="0031e017" style:font-style-asian="italic" style:font-style-complex="italic"/>
    </style:style>
    <style:style style:name="T2" style:family="text">
      <style:text-properties fo:font-style="italic" officeooo:rsid="00320985" style:font-style-asian="italic" style:font-style-complex="italic"/>
    </style:style>
    <style:style style:name="T3" style:family="text">
      <style:text-properties fo:font-style="italic" officeooo:rsid="00210ba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text-position="sub 58%"/>
    </style:style>
    <style:style style:name="T6" style:family="text">
      <style:text-properties style:text-position="sub 58%" fo:font-weight="bold" style:font-weight-asian="bold" style:font-weight-complex="bold"/>
    </style:style>
    <style:style style:name="T7" style:family="text">
      <style:text-properties style:text-position="sub 58%" fo:font-weight="bold" officeooo:rsid="001e80f9" style:font-weight-asian="bold" style:font-weight-complex="bold"/>
    </style:style>
    <style:style style:name="T8" style:family="text">
      <style:text-properties style:text-position="sub 58%" fo:font-weight="bold" officeooo:rsid="00180a42" style:font-weight-asian="bold" style:font-weight-complex="bold"/>
    </style:style>
    <style:style style:name="T9" style:family="text">
      <style:text-properties style:text-position="sub 58%" fo:font-weight="bold" officeooo:rsid="003552d4" style:font-weight-asian="bold" style:font-weight-complex="bold"/>
    </style:style>
    <style:style style:name="T10" style:family="text">
      <style:text-properties style:text-position="sub 58%" fo:font-weight="bold" officeooo:rsid="00388311" style:font-weight-asian="bold" style:font-weight-complex="bold"/>
    </style:style>
    <style:style style:name="T11" style:family="text">
      <style:text-properties style:text-position="sub 58%" officeooo:rsid="003003f6"/>
    </style:style>
    <style:style style:name="T12" style:family="text">
      <style:text-properties style:text-position="0% 100%"/>
    </style:style>
    <style:style style:name="T13" style:family="text">
      <style:text-properties style:text-position="0% 100%" fo:font-weight="bold" style:font-weight-asian="bold" style:font-weight-complex="bold"/>
    </style:style>
    <style:style style:name="T14" style:family="text">
      <style:text-properties style:text-position="0% 100%" fo:font-weight="bold" officeooo:rsid="001e80f9" style:font-weight-asian="bold" style:font-weight-complex="bold"/>
    </style:style>
    <style:style style:name="T15" style:family="text">
      <style:text-properties style:text-position="0% 100%" fo:font-weight="normal" style:font-weight-asian="normal" style:font-weight-complex="normal"/>
    </style:style>
    <style:style style:name="T16" style:family="text">
      <style:text-properties style:text-position="0% 100%" fo:font-weight="normal" officeooo:rsid="001e942a" style:font-weight-asian="normal" style:font-weight-complex="normal"/>
    </style:style>
    <style:style style:name="T17" style:family="text">
      <style:text-properties style:text-position="0% 100%" fo:font-weight="normal" officeooo:rsid="001ec300" style:font-weight-asian="normal" style:font-weight-complex="normal"/>
    </style:style>
    <style:style style:name="T18" style:family="text">
      <style:text-properties style:text-position="0% 100%" fo:font-weight="normal" officeooo:rsid="0031054b" style:font-weight-asian="normal" style:font-weight-complex="normal"/>
    </style:style>
    <style:style style:name="T19" style:family="text">
      <style:text-properties style:text-position="0% 100%" fo:font-style="italic" fo:font-weight="normal" style:font-style-asian="italic" style:font-weight-asian="normal" style:font-style-complex="italic" style:font-weight-complex="normal"/>
    </style:style>
    <style:style style:name="T20" style:family="text">
      <style:text-properties style:text-position="0% 100%" fo:font-style="italic" fo:font-weight="normal" officeooo:rsid="0031054b" style:font-style-asian="italic" style:font-weight-asian="normal" style:font-style-complex="italic" style:font-weight-complex="normal"/>
    </style:style>
    <style:style style:name="T21" style:family="text">
      <style:text-properties officeooo:rsid="001ba4cc"/>
    </style:style>
    <style:style style:name="T22" style:family="text">
      <style:text-properties fo:font-weight="normal" officeooo:rsid="001f9c06" style:font-weight-asian="normal" style:font-weight-complex="normal"/>
    </style:style>
    <style:style style:name="T23" style:family="text">
      <style:text-properties fo:font-weight="normal" officeooo:rsid="002ced3d" style:font-weight-asian="normal" style:font-weight-complex="normal"/>
    </style:style>
    <style:style style:name="T24" style:family="text">
      <style:text-properties fo:font-weight="normal" officeooo:rsid="002ed114" style:font-weight-asian="normal" style:font-weight-complex="normal"/>
    </style:style>
    <style:style style:name="T25" style:family="text">
      <style:text-properties fo:font-weight="normal" officeooo:rsid="0034fa15" style:font-weight-asian="normal" style:font-weight-complex="normal"/>
    </style:style>
    <style:style style:name="T26" style:family="text">
      <style:text-properties fo:font-weight="normal" officeooo:rsid="00388311" style:font-weight-asian="normal" style:font-weight-complex="normal"/>
    </style:style>
    <style:style style:name="T27" style:family="text">
      <style:text-properties fo:font-weight="bold" style:font-weight-asian="bold" style:font-weight-complex="bold"/>
    </style:style>
    <style:style style:name="T28" style:family="text">
      <style:text-properties fo:font-weight="bold" officeooo:rsid="00180a42" style:font-weight-asian="bold" style:font-weight-complex="bold"/>
    </style:style>
    <style:style style:name="T29" style:family="text">
      <style:text-properties officeooo:rsid="0022b732"/>
    </style:style>
    <style:style style:name="T30" style:family="text">
      <style:text-properties officeooo:rsid="00244103"/>
    </style:style>
    <style:style style:name="T31" style:family="text">
      <style:text-properties officeooo:rsid="0031054b"/>
    </style:style>
    <style:style style:name="T32" style:family="text">
      <style:text-properties officeooo:rsid="0031e017"/>
    </style:style>
    <style:style style:name="T33" style:family="text">
      <style:text-properties fo:font-style="normal" style:font-style-asian="normal" style:font-style-complex="normal"/>
    </style:style>
    <style:style style:name="T34" style:family="text">
      <style:text-properties fo:font-style="normal" officeooo:rsid="0032b709" style:font-style-asian="normal" style:font-style-complex="normal"/>
    </style:style>
    <style:style style:name="T35" style:family="text">
      <style:text-properties fo:font-style="normal" officeooo:rsid="00335e5a" style:font-style-asian="normal" style:font-style-complex="normal"/>
    </style:style>
    <style:style style:name="T36" style:family="text">
      <style:text-properties fo:font-style="normal" officeooo:rsid="0042fd8a" style:font-style-asian="normal" style:font-style-complex="normal"/>
    </style:style>
    <style:style style:name="T37" style:family="text">
      <style:text-properties officeooo:rsid="00320985"/>
    </style:style>
    <style:style style:name="T38" style:family="text">
      <style:text-properties officeooo:rsid="00335e5a"/>
    </style:style>
    <style:style style:name="T39" style:family="text">
      <style:text-properties officeooo:rsid="0034fa15"/>
    </style:style>
    <style:style style:name="T40" style:family="text">
      <style:text-properties officeooo:rsid="003552d4"/>
    </style:style>
    <style:style style:name="T41" style:family="text">
      <style:text-properties officeooo:rsid="0036aff2"/>
    </style:style>
    <style:style style:name="T42" style:family="text">
      <style:text-properties officeooo:rsid="0037ca9f"/>
    </style:style>
    <style:style style:name="T43" style:family="text">
      <style:text-properties officeooo:rsid="00388311"/>
    </style:style>
    <style:style style:name="T44" style:family="text">
      <style:text-properties officeooo:rsid="00397522"/>
    </style:style>
    <style:style style:name="T45" style:family="text">
      <style:text-properties officeooo:rsid="003c86a8"/>
    </style:style>
    <style:style style:name="T46" style:family="text">
      <style:text-properties officeooo:rsid="003d9358"/>
    </style:style>
    <style:style style:name="T47" style:family="text">
      <style:text-properties officeooo:rsid="003eea39"/>
    </style:style>
    <style:style style:name="T48" style:family="text">
      <style:text-properties officeooo:rsid="0040b6b4"/>
    </style:style>
    <style:style style:name="T49" style:family="text">
      <style:text-properties officeooo:rsid="0042fd8a"/>
    </style:style>
    <style:style style:name="T50" style:family="text">
      <style:text-properties officeooo:rsid="004424b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ubtitle">Assignment <text:span text:style-name="T21">1 - Report</text:span></text:p>
      <text:h text:style-name="Heading_20_1" text:outline-level="1">Question 1:</text:h>
      <text:p text:style-name="P2"/>
      <text:p text:style-name="P23"><text:span text:style-name="T49">There are two</text:span> attached <text:span text:style-name="T49">cuda</text:span> files; mm-cuda.cu and mm-cuda-firstTry.cu. These are two different optimizations but mm-cuda.cu is the main <text:span text:style-name="T38">one</text:span>.</text:p>
      <text:p text:style-name="P23"/>
      <text:p text:style-name="P23">The first optimization (mm-cuda-firstTry.cu, called <text:span text:style-name="T28">T</text:span><text:span text:style-name="T8">par_opt1 </text:span><text:span text:style-name="T15">in </text:span><text:span text:style-name="T19">Table 1</text:span>) is basically one change. The i and j values have been swapped <text:span text:style-name="T32">in mm_kernel</text:span>. <text:span text:style-name="T32">That’s because the matrices are allocated in row-major so therefore you want to link the threaded rows to the rows in the matrix to better utilize the cache memory. The block size is also kept to 32 to best utilize the blocks. The maximum threads per block is 1024 which means that the warp size is 32 (32*32 = 1024). By just doing this a speedup of ~13 could be achieved (see </text:span><text:span text:style-name="T1">Table 1</text:span><text:span text:style-name="T32">).</text:span></text:p>
      <text:p text:style-name="P23"/>
      <text:p text:style-name="P24">Another method is shown in mm-cuda.cu (called <text:span text:style-name="T28">T</text:span><text:span text:style-name="T8">par_opt</text:span><text:span text:style-name="T6">2</text:span><text:span text:style-name="T8"> </text:span><text:span text:style-name="T18">in </text:span><text:span text:style-name="T20">Table 1</text:span><text:span text:style-name="T31">), </text:span>this is the main optimization. Here the block size is kept at 32 for the same reason<text:span text:style-name="T37">ing</text:span> as above but the kernel differs quite a lot. <text:span text:style-name="T37">Instead of keeping everything in the global memory, which is slow, sub-matrices of size 32x32 is copied into the shared memory, which is much faster. This way every thread in the block handles one element in the resulting matrix, and all memory is shared within the block. Originally, each element in matrix A gets loaded by each thread that needs it but now it will only load once for every block on that row in the resulting matrix. So instead of reading elements in matrices A &amp; B </text:span><text:span text:style-name="T2">size </text:span><text:span text:style-name="T37">times from global memory, now they are only read </text:span><text:span text:style-name="T2">size/block_size</text:span><text:span text:style-name="T37"> times. Because memory access is one of the bottlenecks in GPU programming this is a big improvement.</text:span></text:p>
      <text:p text:style-name="P24"/>
      <text:p text:style-name="P25">The total amount of shared memory per block <text:span text:style-name="T49">on the Jetson </text:span>is 49152 bytes. Every pair of shared matrices requires 2x32x32x8 bytes memory (64 bit system gives 8 byte word size) which means that there is room for 49152/16384 = 3 pairs of matrices in the same block <text:span text:style-name="T38">at one point in time</text:span>. <text:span text:style-name="T38">The threads are synchronized before and after the main calculation to make sure that the correct memory is loaded and up to speed.</text:span></text:p>
      <text:p text:style-name="P25"/>
      <text:p text:style-name="P29"><text:span text:style-name="T33">For the calculations the sub-matrices moves horizontally on matrix A and vertically on matrix B. A couple of statements are added to make sure that the algorithm works for sizes that cannot be equally divided by the block size. This slows down th</text:span><text:span text:style-name="T34">e program </text:span><text:span text:style-name="T36">a bit </text:span><text:span text:style-name="T34">but makes it more dynamic. </text:span><text:span text:style-name="T35">With these optimizations a speedup of </text:span><text:span text:style-name="T36">around </text:span><text:span text:style-name="T35">69 can be derived for a matrix of size 512.</text:span></text:p>
      <text:p text:style-name="P19"/>
      <text:p text:style-name="P19"/>
      <text:p text:style-name="P26">Table 1 – execution tim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C"/>
        <table:table-column table:style-name="Table2.G"/>
        <table:table-row>
          <table:table-cell table:style-name="Table2.A1" office:value-type="string">
            <text:p text:style-name="P51"/>
          </table:table-cell>
          <table:table-cell table:style-name="Table2.B1" table:number-columns-spanned="6" office:value-type="string">
            <text:p text:style-name="P17">Time (seconds)</text:p>
          </table:table-cell>
          <table:covered-table-cell/>
          <table:covered-table-cell/>
          <table:covered-table-cell/>
          <table:covered-table-cell/>
          <table:covered-table-cell/>
        </table:table-row>
        <table:table-row>
          <table:table-cell table:style-name="Table2.A2" office:value-type="string">
            <text:p text:style-name="P53">Matrix size:</text:p>
          </table:table-cell>
          <table:table-cell table:style-name="Table2.A2" office:value-type="string">
            <text:p text:style-name="P20">T<text:span text:style-name="T11">seq</text:span></text:p>
          </table:table-cell>
          <table:table-cell table:style-name="Table2.A2" office:value-type="string">
            <text:p text:style-name="P20">T<text:span text:style-name="T5">par_o</text:span><text:span text:style-name="T11">riginal</text:span></text:p>
          </table:table-cell>
          <table:table-cell table:style-name="Table2.A2" office:value-type="string">
            <text:p text:style-name="P20">T<text:span text:style-name="T5">par_opt1</text:span></text:p>
          </table:table-cell>
          <table:table-cell table:style-name="Table2.A2" office:value-type="string">
            <text:p text:style-name="P21">Speedup</text:p>
          </table:table-cell>
          <table:table-cell table:style-name="Table2.A2" office:value-type="string">
            <text:p text:style-name="P20">T<text:span text:style-name="T5">par_opt</text:span><text:span text:style-name="T11">2</text:span></text:p>
          </table:table-cell>
          <table:table-cell table:style-name="Table2.G2" office:value-type="string">
            <text:p text:style-name="P21">Speedup</text:p>
          </table:table-cell>
        </table:table-row>
        <table:table-row>
          <table:table-cell table:style-name="Table2.A2" office:value-type="string">
            <text:p text:style-name="P51">512</text:p>
          </table:table-cell>
          <table:table-cell table:style-name="Table2.A2" office:value-type="string">
            <text:p text:style-name="P51">0.65</text:p>
          </table:table-cell>
          <table:table-cell table:style-name="Table2.A2" office:value-type="string">
            <text:p text:style-name="P51">12.4</text:p>
          </table:table-cell>
          <table:table-cell table:style-name="Table2.A2" office:value-type="string">
            <text:p text:style-name="P51">0.97</text:p>
          </table:table-cell>
          <table:table-cell table:style-name="Table2.A2" office:value-type="string">
            <text:p text:style-name="P51">12.4/0.97 = 12.8</text:p>
          </table:table-cell>
          <table:table-cell table:style-name="Table2.A2" office:value-type="string">
            <text:p text:style-name="P51">0.18</text:p>
          </table:table-cell>
          <table:table-cell table:style-name="Table2.G2" office:value-type="string">
            <text:p text:style-name="P51">12.4/0.18 = 68.9</text:p>
          </table:table-cell>
        </table:table-row>
        <table:table-row>
          <table:table-cell table:style-name="Table2.A2" office:value-type="string">
            <text:p text:style-name="P51">600</text:p>
          </table:table-cell>
          <table:table-cell table:style-name="Table2.A2" office:value-type="string">
            <text:p text:style-name="P51">1.45</text:p>
          </table:table-cell>
          <table:table-cell table:style-name="Table2.A2" office:value-type="string">
            <text:p text:style-name="P51">20.1</text:p>
          </table:table-cell>
          <table:table-cell table:style-name="Table2.A2" office:value-type="string">
            <text:p text:style-name="P51">1.54</text:p>
          </table:table-cell>
          <table:table-cell table:style-name="Table2.A2" office:value-type="string">
            <text:p text:style-name="P51">20.1/1.54 = 13.1</text:p>
          </table:table-cell>
          <table:table-cell table:style-name="Table2.A2" office:value-type="string">
            <text:p text:style-name="P51">0.30</text:p>
          </table:table-cell>
          <table:table-cell table:style-name="Table2.G2" office:value-type="string">
            <text:p text:style-name="P51">20.1/0.30 = 67.0</text:p>
          </table:table-cell>
        </table:table-row>
        <table:table-row>
          <table:table-cell table:style-name="Table2.A2" office:value-type="string">
            <text:p text:style-name="P51">1024</text:p>
          </table:table-cell>
          <table:table-cell table:style-name="Table2.A2" office:value-type="string">
            <text:p text:style-name="P51">32.1</text:p>
          </table:table-cell>
          <table:table-cell table:style-name="Table2.A2" office:value-type="string">
            <text:p text:style-name="P51">17.9</text:p>
          </table:table-cell>
          <table:table-cell table:style-name="Table2.A2" office:value-type="string">
            <text:p text:style-name="P51">1.42</text:p>
          </table:table-cell>
          <table:table-cell table:style-name="Table2.A2" office:value-type="string">
            <text:p text:style-name="P51">17.9/1.42 = 12.7</text:p>
          </table:table-cell>
          <table:table-cell table:style-name="Table2.A2" office:value-type="string">
            <text:p text:style-name="P51">0.28</text:p>
          </table:table-cell>
          <table:table-cell table:style-name="Table2.G2" office:value-type="string">
            <text:p text:style-name="P51">17.9/0.28 = 63.9</text:p>
          </table:table-cell>
        </table:table-row>
      </table:table>
      <text:p text:style-name="P22"/>
      <text:p text:style-name="P22">Note: all timings are an average of at least 10 runnings, after <text:span text:style-name="T38">execution time</text:span> has “stabilized”.</text:p>
      <text:p text:style-name="P28"/>
      <text:h text:style-name="Heading_20_1" text:outline-level="1"><text:soft-page-break/>Question 2</text:h>
      <text:p text:style-name="Text_20_body"/>
      <text:p text:style-name="P3"><text:span text:style-name="T4">a) </text:span>Run mm-seq.<text:span text:style-name="T49">c</text:span> (<text:span text:style-name="T14">T</text:span><text:span text:style-name="T7">1_</text:span><text:span text:style-name="T6">seq</text:span>) and mm-omp.<text:span text:style-name="T49">c</text:span> (<text:span text:style-name="T14">T</text:span><text:span text:style-name="T6">n_par</text:span>) with matrix size 4096 on Intel i7 <text:span text:style-name="T38">tower system </text:span>and complete the table:</text:p>
      <text:p text:style-name="P4"/>
      <text:p text:style-name="P27">Table 2 – execution tim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Number of Cores</text:p>
          </table:table-cell>
          <table:table-cell table:style-name="Table1.A1" office:value-type="string">
            <text:p text:style-name="P9">Execution time <text:span text:style-name="T39">(sec), 64 threads</text:span></text:p>
          </table:table-cell>
          <table:table-cell table:style-name="Table1.A1" office:value-type="string">
            <text:p text:style-name="P9">Speedup(T<text:span text:style-name="T5">1_seq</text:span>)</text:p>
          </table:table-cell>
          <table:table-cell table:style-name="Table1.D1" office:value-type="string">
            <text:p text:style-name="P9">Speedup(T<text:span text:style-name="T5">1_par</text:span>)</text:p>
          </table:table-cell>
        </table:table-row>
        <table:table-row>
          <table:table-cell table:style-name="Table1.A2" office:value-type="string">
            <text:p text:style-name="P7">1</text:p>
          </table:table-cell>
          <table:table-cell table:style-name="Table1.A2" office:value-type="string">
            <text:p text:style-name="P8">T<text:span text:style-name="T5">1_seq </text:span><text:span text:style-name="T12">: </text:span><text:span text:style-name="T16">19</text:span><text:span text:style-name="T17">7</text:span></text:p>
            <text:p text:style-name="P11">T<text:span text:style-name="T5">1_par </text:span>: <text:span text:style-name="T25">378</text:span></text:p>
          </table:table-cell>
          <table:table-cell table:style-name="Table1.A2" office:value-type="string">
            <text:p text:style-name="Table_20_Contents"><text:s/>- </text:p>
            <text:p text:style-name="Table_20_Contents"><text:s/>- <text:s/></text:p>
          </table:table-cell>
          <table:table-cell table:style-name="Table1.D2" office:value-type="string">
            <text:p text:style-name="P13"><text:s/>-</text:p>
            <text:p text:style-name="P13"><text:s/>- <text:s/></text:p>
          </table:table-cell>
        </table:table-row>
        <table:table-row>
          <table:table-cell table:style-name="Table1.A2" office:value-type="string">
            <text:p text:style-name="P7">2</text:p>
          </table:table-cell>
          <table:table-cell table:style-name="Table1.A2" office:value-type="string">
            <text:p text:style-name="P10">T<text:span text:style-name="T5">2 </text:span>: <text:span text:style-name="T22"><text:s/></text:span><text:span text:style-name="T26">302</text:span></text:p>
          </table:table-cell>
          <table:table-cell table:style-name="Table1.A2" office:value-type="string">
            <text:p text:style-name="P14">197/<text:span text:style-name="T43">302</text:span> = <text:span text:style-name="T43">0.65</text:span></text:p>
          </table:table-cell>
          <table:table-cell table:style-name="Table1.D2" office:value-type="string">
            <text:p text:style-name="P14"><text:span text:style-name="T40">378</text:span>/<text:span text:style-name="T43">302</text:span> = 1.<text:span text:style-name="T43">25</text:span></text:p>
          </table:table-cell>
        </table:table-row>
        <table:table-row>
          <table:table-cell table:style-name="Table1.A2" office:value-type="string">
            <text:p text:style-name="P7">4</text:p>
          </table:table-cell>
          <table:table-cell table:style-name="Table1.A2" office:value-type="string">
            <text:p text:style-name="P10">T<text:span text:style-name="T5">4 </text:span>: <text:span text:style-name="T26">160</text:span></text:p>
          </table:table-cell>
          <table:table-cell table:style-name="Table1.A2" office:value-type="string">
            <text:p text:style-name="P12">197/<text:span text:style-name="T43">160</text:span> = <text:span text:style-name="T43">1.23</text:span></text:p>
          </table:table-cell>
          <table:table-cell table:style-name="Table1.D2" office:value-type="string">
            <text:p text:style-name="P12"><text:span text:style-name="T40">378</text:span>/<text:span text:style-name="T43">160</text:span> = <text:span text:style-name="T39">2.36</text:span></text:p>
          </table:table-cell>
        </table:table-row>
        <table:table-row>
          <table:table-cell table:style-name="Table1.A2" office:value-type="string">
            <text:p text:style-name="P7">6</text:p>
          </table:table-cell>
          <table:table-cell table:style-name="Table1.A2" office:value-type="string">
            <text:p text:style-name="P10">T<text:span text:style-name="T5">6 </text:span>: <text:span text:style-name="T26">164</text:span></text:p>
          </table:table-cell>
          <table:table-cell table:style-name="Table1.A2" office:value-type="string">
            <text:p text:style-name="P54">197/<text:span text:style-name="T43">164</text:span> = 1.<text:span text:style-name="T43">20</text:span></text:p>
          </table:table-cell>
          <table:table-cell table:style-name="Table1.D2" office:value-type="string">
            <text:p text:style-name="P54"><text:span text:style-name="T40">378</text:span>/<text:span text:style-name="T43">164</text:span> = 2.<text:span text:style-name="T43">30</text:span></text:p>
          </table:table-cell>
        </table:table-row>
        <table:table-row>
          <table:table-cell table:style-name="Table1.A2" office:value-type="string">
            <text:p text:style-name="P7">8</text:p>
          </table:table-cell>
          <table:table-cell table:style-name="Table1.A2" office:value-type="string">
            <text:p text:style-name="P10">T<text:span text:style-name="T5">8 </text:span>: <text:span text:style-name="T23">16</text:span><text:span text:style-name="T24">6</text:span></text:p>
          </table:table-cell>
          <table:table-cell table:style-name="Table1.A2" office:value-type="string">
            <text:p text:style-name="P54">197/<text:span text:style-name="T40">166</text:span> = 1.<text:span text:style-name="T40">19</text:span></text:p>
          </table:table-cell>
          <table:table-cell table:style-name="Table1.D2" office:value-type="string">
            <text:p text:style-name="P54"><text:span text:style-name="T40">378</text:span>/<text:span text:style-name="T40">166</text:span> = 2.<text:span text:style-name="T40">28</text:span></text:p>
          </table:table-cell>
        </table:table-row>
      </table:table>
      <text:p text:style-name="P2"/>
      <text:p text:style-name="P31">Note: time is the average of at least <text:span text:style-name="T30">3</text:span> runnings </text:p>
      <text:p text:style-name="P34"><text:span text:style-name="T4"/></text:p>
      <text:p text:style-name="P32"><text:span text:style-name="T4"/></text:p>
      <text:p text:style-name="P32"><text:span text:style-name="T4">b) </text:span>Is there any difference between <text:s/><text:span text:style-name="T14">T</text:span><text:span text:style-name="T7">1_</text:span><text:span text:style-name="T6">seq <text:s/></text:span><text:span text:style-name="T15">and</text:span><text:span text:style-name="T13"> </text:span><text:span text:style-name="T14">T</text:span><text:span text:style-name="T7">1_</text:span><text:span text:style-name="T9">par</text:span><text:span text:style-name="T6"> </text:span><text:span text:style-name="T15">regarding </text:span><text:span text:style-name="T13">execution time</text:span><text:span text:style-name="T15">? </text:span></text:p>
      <text:p text:style-name="P15"/>
      <text:p text:style-name="P16">Yes! The parallel version takes way longer <text:span text:style-name="T41">because there are too many threads on one core. They block each other and therefore takes longer time. If we use 2 or 1 thread we get around 205 seconds instead which is more in par with the sequential algorithm.</text:span></text:p>
      <text:p text:style-name="P3"/>
      <text:p text:style-name="P3"><text:span text:style-name="T4"/></text:p>
      <text:p text:style-name="P3"><text:span text:style-name="T4">c) </text:span>Comment on the <text:span text:style-name="T27">speedup</text:span> using <text:span text:style-name="T14">T</text:span><text:span text:style-name="T7">1_</text:span><text:span text:style-name="T6">seq <text:s/></text:span><text:span text:style-name="T15">and</text:span><text:span text:style-name="T13"> </text:span><text:span text:style-name="T14">T</text:span><text:span text:style-name="T7">1_</text:span><text:span text:style-name="T10">par</text:span><text:span text:style-name="T6">. </text:span></text:p>
      <text:p text:style-name="P18"/>
      <text:p text:style-name="P42">Regarding the speedup from the sequential version there isn’t any for 1 or 2 cores. The execution time is actually worse because of the management of the <text:span text:style-name="T44">threads</text:span>. The speedup is optimal for 4 cores and then gets gradually worse again.</text:p>
      <text:p text:style-name="P42"/>
      <text:p text:style-name="P42"><text:span text:style-name="T49">Almost the</text:span> same can be said regarding the speedup from the parallel version, <text:span text:style-name="T44">but</text:span> <text:span text:style-name="T44">here </text:span>2 cores is better than 1. <text:span text:style-name="T44">However </text:span>4 cores is still the best utilization <text:span text:style-name="T44">which leads to the assumption that the parallel portion of the algorithm can only be divided into 4 sub-portions to be best utilized.</text:span></text:p>
      <text:p text:style-name="P42"/>
      <text:p text:style-name="P3"><text:span text:style-name="T4"/></text:p>
      <text:p text:style-name="P3"><text:span text:style-name="T4">d) </text:span>For shared-memory, what should be an appropriate <text:span text:style-name="T27">number of threads</text:span> if we use 8 cores? Device an experiment to determine the number of threads.</text:p>
      <text:p text:style-name="P3"/>
      <text:p text:style-name="P37">If we run <text:span text:style-name="T3">lscpu </text:span><text:span text:style-name="T33">on Ubuntu we see that Intel i7 has 2 threads per core, 4 cores per socket and only one socket. </text:span><text:span text:style-name="T29">This means 4 </text:span>hyper-threaded <text:span text:style-name="T29">physical cores </text:span>which gives<text:span text:style-name="T29"> 8 logical cores. Logically the best would therefore be to run 8 threads on 8 cores.</text:span></text:p>
      <text:p text:style-name="P37"/>
      <text:p text:style-name="P37">However, it also depends on the code and how big the parallel portion is. <text:span text:style-name="T42">The running time will never exceed the sequential portion so to use more threads when that limit approaches will only slow down the program.</text:span></text:p>
      <text:p text:style-name="P38"/>
      <text:p text:style-name="P39"><text:soft-page-break/>The experiment would be to determine the sequential portion of the program by using Amdahl’s Law and then adapt the number of threads for optimal performance. The upper bound <text:span text:style-name="T44">should be</text:span> 8 threads, and that is <text:span text:style-name="T49">best utilized</text:span> when you can follow Gustafson’s Law.</text:p>
      <text:p text:style-name="P5"/>
      <text:p text:style-name="P6">Amdahl’s law: <text:span text:style-name="T45">S</text:span>peedup = <text:span text:style-name="T45">p / (1 + (p – 1)*f)</text:span></text:p>
      <text:p text:style-name="P46">Because of earlier assumption we will try <text:span text:style-name="T47">8 cores with 4 and 8 threads.</text:span></text:p>
      <text:p text:style-name="P44"/>
      <text:p text:style-name="P45"><text:span text:style-name="T46">8 cores, 4 threads gives T_par: 94.4 and speedup: 2.08→ f = 0.48</text:span></text:p>
      <text:p text:style-name="P43">8 cores, 8 threads <text:span text:style-name="T46">gives <text:s/>T_par: 103 and speedup: 1.91 → f = 0.52</text:span></text:p>
      <text:p text:style-name="P6"/>
      <text:p text:style-name="P47">4 threads gives the best speedup. The sequential portion is probably somewhere around 40-45%. <text:span text:style-name="T48">In theory the best number of threads for this size would be 3, but there is always some bottlenecks so in practice the best utilization is given by 4 threads.</text:span></text:p>
      <text:p text:style-name="P47"/>
      <text:p text:style-name="P3"/>
      <text:p text:style-name="P3"><text:span text:style-name="T4">e) </text:span>Devise an experiment to determine the <text:span text:style-name="T27">average threading overhead</text:span> in terms of overhead time per thread!</text:p>
      <text:p text:style-name="P3"/>
      <text:p text:style-name="P49">OpenMP has a fixed startup time and then a per-thread overhead. To find the average threading overhead you could make a <text:span text:style-name="T50">program</text:span> that only create threads and then destroys them. Then <text:span text:style-name="T50">run the program, first with only one thread and then with lots, let’s say 1000. Subtract the first execution time from the second and divide the resulting time by 999, that is the average overhead per thread. </text:span></text:p>
      <text:p text:style-name="P36"/>
      <text:p text:style-name="P48">(Or you could use a tool, such as OpenMP EPCC Michrobenchmarks.)</text:p>
      <text:p text:style-name="P48"/>
      <text:p text:style-name="P48">To just look at the execution time of a program <text:span text:style-name="T50">like mm-omp </text:span>when adding more threads wouldn’t do any good because the blocking of threads is a larger time factor than the overhead.</text:p>
      <text:p text:style-name="P41"/>
      <text:p text:style-name="P41"/>
      <text:p text:style-name="P35"><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tyle="italic"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Adam Alsegard, A0153097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8T15:57:56.576461233</meta:creation-date>
    <dc:date>2016-09-30T15:10:15.625414901</dc:date>
    <meta:editing-duration>PT22M26S</meta:editing-duration>
    <meta:editing-cycles>10</meta:editing-cycles>
    <meta:generator>LibreOffice/5.1.4.2$Linux_X86_64 LibreOffice_project/10m0$Build-2</meta:generator>
    <meta:document-statistic meta:table-count="2" meta:image-count="0" meta:object-count="0" meta:page-count="3" meta:paragraph-count="88" meta:word-count="1123" meta:character-count="6206" meta:non-whitespace-character-count="5150"/>
  </office:meta>
</office:document-meta>
</file>